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889cm" svg:x="1.254cm" svg:y="2.905cm">
          <text:p text:style-name="P1">Alic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0.885cm" svg:x="0.746cm" svg:y="2.27cm">
          <draw:text-box>
            <text:p text:style-name="P1"><text:span text:style-name="T1">A1, A2, B2</text:span></text:p>
          </draw:text-box>
        </draw:frame>
        <draw:line draw:style-name="gr3" draw:text-style-name="P2" draw:layer="layout" svg:x1="4.048cm" svg:y1="3.286cm" svg:x2="4.048cm" svg:y2="4.556cm">
          <text:p text:style-name="P4"/>
        </draw:line>
        <draw:custom-shape draw:style-name="gr1" draw:text-style-name="P2" draw:layer="layout" svg:width="2.032cm" svg:height="0.889cm" svg:x="3.032cm" svg:y="0.873cm">
          <text:p text:style-name="P1">Alic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885cm" svg:x="2.778cm" svg:y="0.238cm">
          <draw:text-box>
            <text:p text:style-name="P1"><text:span text:style-name="T1">A1, A2</text:span></text:p>
          </draw:text-box>
        </draw:frame>
        <draw:custom-shape draw:style-name="gr1" draw:text-style-name="P2" draw:layer="layout" svg:width="2.032cm" svg:height="0.889cm" svg:x="7.604cm" svg:y="0.873cm">
          <text:p text:style-name="P1">Bob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885cm" svg:x="7.35cm" svg:y="0.238cm">
          <draw:text-box>
            <text:p text:style-name="P1"><text:span text:style-name="T1">B1, B2</text:span></text:p>
          </draw:text-box>
        </draw:frame>
        <draw:line draw:style-name="gr4" draw:text-style-name="P2" draw:layer="layout" svg:x1="5.064cm" svg:y1="1.123cm" svg:x2="7.604cm" svg:y2="1.123cm">
          <text:p text:style-name="P4"/>
        </draw:line>
        <draw:line draw:style-name="gr4" draw:text-style-name="P2" draw:layer="layout" svg:x1="7.604cm" svg:y1="1.508cm" svg:x2="5.064cm" svg:y2="1.508cm">
          <text:p text:style-name="P4"/>
        </draw:line>
        <draw:frame draw:style-name="gr2" draw:text-style-name="P5" draw:layer="layout" svg:width="1.143cm" svg:height="0.885cm" svg:x="6.334cm" svg:y="0.5cm">
          <draw:text-box>
            <text:p text:style-name="P4"><text:span text:style-name="T1">A2</text:span></text:p>
          </draw:text-box>
        </draw:frame>
        <draw:frame draw:style-name="gr2" draw:text-style-name="P5" draw:layer="layout" svg:width="1.143cm" svg:height="0.885cm" svg:x="5.318cm" svg:y="1.385cm">
          <draw:text-box>
            <text:p text:style-name="P4"><text:span text:style-name="T1">B2</text:span></text:p>
          </draw:text-box>
        </draw:frame>
        <draw:custom-shape draw:style-name="gr5" draw:text-style-name="P1" draw:layer="layout" svg:width="3.032cm" svg:height="1.016cm" svg:x="0.762cm" svg:y="4.048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1.524cm" svg:x="4.81cm" svg:y="3.794cm">
          <text:p text:style-name="P1">Message</text:p>
          <text:p text:style-name="P1">signé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4.556cm" svg:x2="4.826cm" svg:y2="4.556cm">
          <text:p text:style-name="P4"/>
        </draw:line>
        <draw:line draw:style-name="gr6" draw:text-style-name="P2" draw:layer="layout" svg:x1="3.286cm" svg:y1="3.286cm" svg:x2="8.112cm" svg:y2="3.286cm">
          <text:p text:style-name="P4"/>
        </draw:line>
        <draw:frame draw:style-name="gr2" draw:text-style-name="P5" draw:layer="layout" svg:width="1.143cm" svg:height="0.885cm" svg:x="3.921cm" svg:y="3.417cm">
          <draw:text-box>
            <text:p text:style-name="P4"><text:span text:style-name="T1">A1</text:span></text:p>
          </draw:text-box>
        </draw:frame>
        <draw:line draw:style-name="gr3" draw:text-style-name="P2" draw:layer="layout" svg:x1="7.858cm" svg:y1="4.556cm" svg:x2="8.874cm" svg:y2="4.556cm">
          <text:p text:style-name="P4"/>
        </draw:line>
        <draw:line draw:style-name="gr3" draw:text-style-name="P2" draw:layer="layout" svg:x1="8.112cm" svg:y1="3.286cm" svg:x2="8.112cm" svg:y2="4.556cm">
          <text:p text:style-name="P4"/>
        </draw:line>
        <draw:frame draw:style-name="gr2" draw:text-style-name="P5" draw:layer="layout" svg:width="1.143cm" svg:height="0.885cm" svg:x="7.985cm" svg:y="3.417cm">
          <draw:text-box>
            <text:p text:style-name="P4"><text:span text:style-name="T1">B2</text:span></text:p>
          </draw:text-box>
        </draw:frame>
        <draw:custom-shape draw:style-name="gr5" draw:text-style-name="P6" draw:layer="layout" svg:width="3.048cm" svg:height="1.524cm" svg:x="8.874cm" svg:y="3.794cm">
          <text:p text:style-name="P1"><text:span text:style-name="T2">Message</text:span></text:p>
          <text:p text:style-name="P1"><text:span text:style-name="T2">signé et chiffré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98cm" svg:y1="5.318cm" svg:x2="10.398cm" svg:y2="6.588cm">
          <text:p text:style-name="P4"/>
        </draw:line>
        <draw:custom-shape draw:style-name="gr5" draw:text-style-name="P6" draw:layer="layout" svg:width="3.048cm" svg:height="1.524cm" svg:x="8.874cm" svg:y="6.588cm">
          <text:p text:style-name="P1"><text:span text:style-name="T2">Message</text:span></text:p>
          <text:p text:style-name="P1"><text:span text:style-name="T2">signé et chiffré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1.524cm" svg:x="4.81cm" svg:y="6.588cm">
          <text:p text:style-name="P1">Message</text:p>
          <text:p text:style-name="P1">signé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32cm" svg:height="1.524cm" svg:x="0.762cm" svg:y="6.588cm">
          <text:p text:style-name="P1">Message</text:p>
          <text:p text:style-name="P1">vérifié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889cm" svg:x="1.254cm" svg:y="8.243cm">
          <text:p text:style-name="P1">Bob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286cm" svg:y1="8.62cm" svg:x2="8.62cm" svg:y2="8.62cm">
          <text:p text:style-name="P4"/>
        </draw:line>
        <draw:line draw:style-name="gr3" draw:text-style-name="P2" draw:layer="layout" svg:x1="4.81cm" svg:y1="7.35cm" svg:x2="3.794cm" svg:y2="7.35cm">
          <text:p text:style-name="P4"/>
        </draw:line>
        <draw:line draw:style-name="gr3" draw:text-style-name="P2" draw:layer="layout" svg:x1="8.874cm" svg:y1="7.35cm" svg:x2="7.858cm" svg:y2="7.35cm">
          <text:p text:style-name="P4"/>
        </draw:line>
        <draw:line draw:style-name="gr3" draw:text-style-name="P2" draw:layer="layout" svg:x1="4.556cm" svg:y1="8.62cm" svg:x2="4.556cm" svg:y2="7.35cm">
          <text:p text:style-name="P4"/>
        </draw:line>
        <draw:line draw:style-name="gr3" draw:text-style-name="P2" draw:layer="layout" svg:x1="8.62cm" svg:y1="8.62cm" svg:x2="8.62cm" svg:y2="7.35cm">
          <text:p text:style-name="P4"/>
        </draw:line>
        <draw:frame draw:style-name="gr2" draw:text-style-name="P5" draw:layer="layout" svg:width="1.143cm" svg:height="0.885cm" svg:x="7.731cm" svg:y="7.735cm">
          <draw:text-box>
            <text:p text:style-name="P4"><text:span text:style-name="T1">B1</text:span></text:p>
          </draw:text-box>
        </draw:frame>
        <draw:frame draw:style-name="gr2" draw:text-style-name="P5" draw:layer="layout" svg:width="1.143cm" svg:height="0.885cm" svg:x="3.667cm" svg:y="7.735cm">
          <draw:text-box>
            <text:p text:style-name="P4"><text:span text:style-name="T1">A2</text:span></text:p>
          </draw:text-box>
        </draw:frame>
        <draw:frame draw:style-name="gr2" draw:text-style-name="P3" draw:layer="layout" svg:width="3.048cm" svg:height="0.885cm" svg:x="0.762cm" svg:y="9.005cm">
          <draw:text-box>
            <text:p text:style-name="P1"><text:span text:style-name="T1">B1, B2, A2</text:span></text:p>
          </draw:text-box>
        </draw:frame>
        <draw:line draw:style-name="gr6" draw:text-style-name="P2" draw:layer="layout" svg:x1="3.286cm" svg:y1="3.286cm" svg:x2="8.112cm" svg:y2="3.286cm">
          <text:p text:style-name="P4"/>
        </draw:line>
        <draw:line draw:style-name="gr6" draw:text-style-name="P2" draw:layer="layout" svg:x1="4.048cm" svg:y1="3.286cm" svg:x2="4.048cm" svg:y2="4.556cm">
          <text:p text:style-name="P4"/>
        </draw:line>
        <draw:line draw:style-name="gr6" draw:text-style-name="P2" draw:layer="layout" svg:x1="8.112cm" svg:y1="3.286cm" svg:x2="8.112cm" svg:y2="4.556cm">
          <text:p text:style-name="P4"/>
        </draw:line>
        <draw:line draw:style-name="gr6" draw:text-style-name="P2" draw:layer="layout" svg:x1="3.794cm" svg:y1="7.35cm" svg:x2="4.81cm" svg:y2="7.35cm">
          <text:p text:style-name="P4"/>
        </draw:line>
        <draw:line draw:style-name="gr6" draw:text-style-name="P2" draw:layer="layout" svg:x1="7.858cm" svg:y1="7.35cm" svg:x2="8.874cm" svg:y2="7.35cm">
          <text:p text:style-name="P4"/>
        </draw:line>
        <draw:line draw:style-name="gr6" draw:text-style-name="P2" draw:layer="layout" svg:x1="7.858cm" svg:y1="4.556cm" svg:x2="8.874cm" svg:y2="4.556cm">
          <text:p text:style-name="P4"/>
        </draw:line>
        <draw:line draw:style-name="gr6" draw:text-style-name="P2" draw:layer="layout" svg:x1="3.794cm" svg:y1="4.556cm" svg:x2="4.81cm" svg:y2="4.556cm">
          <text:p text:style-name="P4"/>
        </draw:line>
        <draw:line draw:style-name="gr6" draw:text-style-name="P2" draw:layer="layout" svg:x1="3.794cm" svg:y1="7.35cm" svg:x2="4.81cm" svg:y2="7.35cm">
          <text:p text:style-name="P4"/>
        </draw:line>
        <draw:line draw:style-name="gr6" draw:text-style-name="P2" draw:layer="layout" svg:x1="7.858cm" svg:y1="7.35cm" svg:x2="8.874cm" svg:y2="7.35cm">
          <text:p text:style-name="P4"/>
        </draw:line>
        <draw:line draw:style-name="gr6" draw:text-style-name="P2" draw:layer="layout" svg:x1="8.62cm" svg:y1="8.62cm" svg:x2="8.62cm" svg:y2="7.35cm">
          <text:p text:style-name="P4"/>
        </draw:line>
        <draw:line draw:style-name="gr6" draw:text-style-name="P2" draw:layer="layout" svg:x1="3.286cm" svg:y1="8.62cm" svg:x2="8.62cm" svg:y2="8.62cm">
          <text:p text:style-name="P4"/>
        </draw:line>
        <draw:line draw:style-name="gr7" draw:text-style-name="P2" draw:layer="layout" svg:x1="5.064cm" svg:y1="1.123cm" svg:x2="7.604cm" svg:y2="1.123cm">
          <text:p text:style-name="P4"/>
        </draw:line>
        <draw:line draw:style-name="gr7" draw:text-style-name="P2" draw:layer="layout" svg:x1="7.604cm" svg:y1="1.508cm" svg:x2="5.064cm" svg:y2="1.508cm">
          <text:p text:style-name="P4"/>
        </draw:line>
        <draw:line draw:style-name="gr7" draw:text-style-name="P2" draw:layer="layout" svg:x1="10.398cm" svg:y1="5.318cm" svg:x2="10.398cm" svg:y2="6.588cm">
          <text:p text:style-name="P4"/>
        </draw:line>
        <draw:line draw:style-name="gr6" draw:text-style-name="P2" draw:layer="layout" svg:x1="4.556cm" svg:y1="7.35cm" svg:x2="4.556cm" svg:y2="8.62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6-09T20:59:25</meta:creation-date>
    <dc:date>2009-06-18T10:28:58</dc:date>
    <meta:editing-cycles>10</meta:editing-cycles>
    <meta:editing-duration>PT39M3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